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59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160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161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162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163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164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16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166" svg:stroke-width="0.019cm" svg:stroke-color="#ff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167" svg:stroke-width="0.019cm" svg:stroke-color="#ff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23cm" svg:height="0.38cm" svg:x="9.771cm" svg:y="15.393cm">
            <draw:text-box>
              <text:p text:style-name="P1"><text:span text:style-name="T1">A</text:span></text:p>
            </draw:text-box>
          </draw:frame>
          <draw:frame draw:style-name="gr2" draw:text-style-name="P2" draw:layer="layout" svg:width="0.223cm" svg:height="0.38cm" svg:x="11.392cm" svg:y="14.501cm">
            <draw:text-box>
              <text:p text:style-name="P1"><text:span text:style-name="T1">B</text:span></text:p>
            </draw:text-box>
          </draw:frame>
          <draw:line draw:style-name="gr3" draw:text-style-name="P3" draw:layer="layout" svg:x1="9.816cm" svg:y1="15.332cm" svg:x2="11.449cm" svg:y2="14.439cm">
            <text:p/>
          </draw:line>
          <draw:line draw:style-name="gr4" draw:text-style-name="P3" draw:layer="layout" svg:x1="9.402cm" svg:y1="13.563cm" svg:x2="10.776cm" svg:y2="16.114cm">
            <text:p/>
          </draw:line>
          <draw:frame draw:style-name="gr5" draw:text-style-name="P2" draw:layer="layout" svg:width="0.204cm" svg:height="0.38cm" svg:x="9.547cm" svg:y="14.205cm">
            <draw:text-box>
              <text:p text:style-name="P1"><text:span text:style-name="T1">P</text:span></text:p>
            </draw:text-box>
          </draw:frame>
          <draw:frame draw:name="DescriptionOOoTep" draw:style-name="gr6" draw:text-style-name="P4" draw:layer="layout" svg:width="0.003cm" svg:height="0.004cm" svg:x="9.778cm" svg:y="15.289cm">
            <draw:text-box>
              <text:p/>
            </draw:text-box>
            <svg:desc>@options;
  repereortho(14,174,30,1,1){ 0 , moyen , grisclair , num1 ,i};

@figure;
  A = point( 1.5 , 1.5 );
  B = point( 5.5 , 3.67 );
  sAB = segment( A , B );
  C = point( 2.6 , 1.9 )  { i };
  perpCsAB = perpendiculaire( C , sAB )  { rouge };
  P = pointsur( perpCsAB , 2.59 )  { (-0.53,0.03) };

</svg:desc>
          </draw:frame>
          <draw:line draw:style-name="gr7" draw:text-style-name="P5" draw:layer="layout" svg:x1="9.84cm" svg:y1="14.245cm" svg:x2="9.738cm" svg:y2="14.312cm">
            <text:p/>
          </draw:line>
          <draw:line draw:style-name="gr8" draw:text-style-name="P5" draw:layer="layout" svg:x1="9.776cm" svg:y1="15.266cm" svg:x2="9.856cm" svg:y2="15.403cm">
            <text:p/>
          </draw:line>
          <draw:line draw:style-name="gr9" draw:text-style-name="P5" draw:layer="layout" svg:x1="11.413cm" svg:y1="14.372cm" svg:x2="11.493cm" svg:y2="14.50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34:06.727860174</meta:creation-date>
    <dc:date>2018-02-09T15:34:29.375194757</dc:date>
    <meta:editing-duration>PT22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